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6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ANAMIN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180" calcext:value-type="float">
            <text:p>18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10" calcext:value-type="float">
            <text:p>31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400" calcext:value-type="float">
            <text:p>4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50" calcext:value-type="float">
            <text:p>3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50" calcext:value-type="float">
            <text:p>35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400" calcext:value-type="float">
            <text:p>4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830" calcext:value-type="float">
            <text:p>8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860" calcext:value-type="float">
            <text:p>86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ORTE E3DV6 BOWDEN GRANA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ORTE E3DV6 BOWDEN GRANA3D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5-14T15:11:07.104628228</dc:date>
    <meta:editing-duration>P113DT1H54M46S</meta:editing-duration>
    <meta:editing-cycles>90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10" meta:object-count="0"/>
  </office:meta>
</office:document-meta>
</file>